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5.08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39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.417cm" fo:min-width="12.327cm"/>
    </style:style>
    <style:style style:name="gr5" style:family="graphic" style:parent-style-name="standard">
      <style:graphic-properties draw:stroke="none" svg:stroke-color="#000000" draw:fill="none" draw:fill-color="#ffffff" fo:min-height="0.004cm"/>
    </style:style>
    <style:style style:name="gr6" style:family="graphic" style:parent-style-name="standard">
      <style:graphic-properties draw:stroke="none" svg:stroke-color="#000000" draw:fill="none" draw:fill-color="#ffffff" fo:min-height="0.89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588cm" svg:height="2.286cm" svg:x="1.635cm" svg:y="5.572cm">
          <text:p text:style-name="P1">Data Partitioning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.588cm" svg:height="2.286cm" svg:x="14.462cm" svg:y="5.572cm">
          <text:p text:style-name="P1">Model Creation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7.223cm" svg:y1="6.715cm" svg:x2="14.462cm" svg:y2="6.715cm" draw:start-shape="id1" draw:start-glue-point="1" draw:end-shape="id2" draw:end-glue-point="3" svg:d="M7223 6715h7239" svg:viewBox="0 0 7240 1">
          <text:p/>
        </draw:connector>
        <draw:frame draw:style-name="gr3" draw:text-style-name="P4" draw:layer="layout" svg:width="4.699cm" svg:height="0.954cm" svg:x="8.239cm" svg:y="5.38cm">
          <draw:text-box>
            <text:p>Training Data</text:p>
          </draw:text-box>
        </draw:frame>
        <draw:frame draw:style-name="gr3" draw:text-style-name="P4" draw:layer="layout" svg:width="4.699cm" svg:height="0.954cm" svg:x="8.747cm" svg:y="7.223cm">
          <draw:text-box>
            <text:p>Algorithm</text:p>
          </draw:text-box>
        </draw:frame>
        <draw:custom-shape draw:style-name="gr4" draw:text-style-name="P2" xml:id="id3" draw:id="id3" draw:layer="layout" svg:width="12.827cm" svg:height="2.667cm" svg:x="4.429cm" svg:y="11.541cm">
          <text:p text:style-name="P1">Model Testing and Accuracy Calculation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4.429cm" svg:y1="7.858cm" svg:x2="4.429cm" svg:y2="12.874cm" draw:start-shape="id1" draw:start-glue-point="2" draw:end-shape="id3" draw:end-glue-point="3" svg:d="M4429 7858v5016" svg:viewBox="0 0 1 5017">
          <text:p/>
        </draw:connector>
        <draw:connector draw:style-name="gr2" draw:text-style-name="P3" draw:layer="layout" draw:type="line" svg:x1="17.256cm" svg:y1="7.858cm" svg:x2="17.256cm" svg:y2="12.874cm" draw:start-shape="id2" draw:start-glue-point="2" draw:end-shape="id3" draw:end-glue-point="1" svg:d="M17256 7858v5016" svg:viewBox="0 0 1 5017">
          <text:p/>
        </draw:connector>
        <draw:frame draw:style-name="gr5" draw:text-style-name="P4" draw:layer="layout" svg:width="4.064cm" svg:height="0.954cm" svg:x="4.683cm" svg:y="10.271cm">
          <draw:text-box>
            <text:p>Testing Data</text:p>
          </draw:text-box>
        </draw:frame>
        <draw:frame draw:style-name="gr6" draw:text-style-name="P4" draw:layer="layout" svg:width="2.794cm" svg:height="1.143cm" svg:x="14.335cm" svg:y="10.144cm">
          <draw:text-box>
            <text:p>Mode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7T17:09:51.418331000</meta:creation-date>
    <dc:date>2017-12-17T22:09:35.933990000</dc:date>
    <meta:editing-duration>PT4H58M54S</meta:editing-duration>
    <meta:editing-cycles>2</meta:editing-cycles>
    <meta:generator>LibreOffice/5.3.3.2$MacOSX_X86_64 LibreOffice_project/3d9a8b4b4e538a85e0782bd6c2d430bafe583448</meta:generator>
    <meta:document-statistic meta:object-count="10"/>
  </office:meta>
</office:document-meta>
</file>